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4.96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74.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18.44pt"/>
    </style:style>
    <style:style style:name="co14" style:family="table-column">
      <style:table-column-properties fo:break-before="auto" style:column-width="153.61pt"/>
    </style:style>
    <style:style style:name="ro1" style:family="table-row">
      <style:table-row-properties style:row-height="58.96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18.65pt" fo:break-before="auto" style:use-optimal-row-height="true"/>
    </style:style>
    <style:style style:name="ro7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598" style:text-align-source="fix" style:repeat-content="false" fo:wrap-option="no-wrap" fo:padding="2.01pt" style:vertical-align="middle"/>
      <style:paragraph-properties fo:text-align="start" fo:margin-left="0pt"/>
      <style:text-properties fo:color="#eeeeee" style:font-name="Arial" fo:font-size="10pt" fo:font-weight="normal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font-name="Arial" fo:font-size="10pt" fo:font-weight="normal"/>
    </style:style>
    <style:style style:name="ce3" style:family="table-cell" style:parent-style-name="Default">
      <style:table-cell-properties style:text-align-source="fix" style:repeat-content="false" fo:wrap-option="no-wrap" fo:padding="3pt"/>
      <style:paragraph-properties fo:text-align="start" fo:margin-left="0pt"/>
      <style:text-properties style:font-name="Arial" fo:font-size="10pt" fo:font-weight="normal"/>
    </style:style>
    <style:style style:name="ce4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font-name="Arial" fo:font-size="10pt" fo:language="fr" fo:country="FR" fo:font-weight="normal" style:font-name-asian="Lucida Sans" style:font-size-asian="12pt" style:language-asian="hi" style:country-asian="IN"/>
    </style:style>
    <style:style style:name="ce5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9598" style:text-align-source="fix" style:repeat-content="false" fo:wrap-option="wrap" fo:padding="2.01p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padding="3pt" style:vertical-align="middle"/>
      <style:paragraph-properties fo:text-align="center" fo:margin-left="0pt"/>
      <style:text-properties fo:color="#000000" style:font-name="Arial" fo:font-size="10pt" fo:font-weight="normal"/>
    </style:style>
    <style:style style:name="ce11" style:family="table-cell" style:parent-style-name="Default">
      <style:table-cell-properties style:text-align-source="fix" style:repeat-content="false" fo:padding="3pt" style:vertical-align="middle"/>
      <style:paragraph-properties fo:text-align="center" fo:margin-left="0pt"/>
      <style:text-properties style:font-name="Arial" fo:font-size="10pt" fo:font-weight="normal"/>
    </style:style>
    <style:style style:name="ce12" style:family="table-cell" style:parent-style-name="Default">
      <style:table-cell-properties style:text-align-source="fix" style:repeat-content="false" fo:padding="3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padding="3pt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padding="3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padding="3pt"/>
      <style:paragraph-properties fo:text-align="center" fo:margin-left="0pt"/>
      <style:text-properties style:font-name="Arial" fo:font-size="10pt" fo:font-weight="normal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9598" style:text-align-source="fix" style:repeat-content="false" fo:wrap-option="wrap" fo:padding="2.01pt" style:vertical-align="middle"/>
      <style:paragraph-properties fo:text-align="start" fo:margin-left="0pt"/>
      <style:text-properties fo:color="#eeeeee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padding="3pt"/>
      <style:paragraph-properties fo:text-align="start" fo:margin-left="0pt"/>
      <style:text-properties style:font-name="Arial" fo:font-size="10pt" fo:font-weight="normal"/>
    </style:style>
    <style:style style:name="T1" style:family="text">
      <style:text-properties style:letter-kerning="true" fo:language="fr" fo:country="FR" style:language-asian="hi" style:country-asian="IN" style:font-name-asian="Lucida Sans" style:font-size-asian="12pt"/>
    </style:style>
    <style:style style:name="T2" style:family="text">
      <style:text-properties style:use-window-font-color="true" fo:font-size="12pt" style:letter-kerning="true" fo:language="fr" fo:country="FR" style:language-asian="hi" style:country-asian="IN" style:font-name-asian="Lucida Sans" style:font-size-asian="12pt"/>
    </style:style>
    <style:style style:name="T3" style:family="text">
      <style:text-properties fo:color="#c9211e" fo:font-size="12pt" style:letter-kerning="true" fo:language="fr" fo:country="FR" style:language-asian="hi" style:country-asian="IN" style:font-name-asian="Lucida Sans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comparatif annuaires existan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3" table:number-columns-repeated="3" table:default-cell-style-name="ce21"/>
        <table:table-column table:style-name="co9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4" table:default-cell-style-name="ce33"/>
        <table:table-column table:style-name="co12" table:number-columns-repeated="1002" table:default-cell-style-name="ce21"/>
        <table:table-row table:style-name="ro1">
          <table:table-cell table:style-name="ce1" office:value-type="string" calcext:value-type="string">
            <text:p>url</text:p>
          </table:table-cell>
          <table:table-cell table:style-name="ce17" office:value-type="string" calcext:value-type="string">
            <text:p>national ou <text:s/>local ?</text:p>
          </table:table-cell>
          <table:table-cell table:style-name="ce17" office:value-type="string" calcext:value-type="string">
            <text:p>pertinence selon Google</text:p>
          </table:table-cell>
          <table:table-cell table:style-name="ce17" office:value-type="string" calcext:value-type="string">
            <text:p>inclu le BIO</text:p>
          </table:table-cell>
          <table:table-cell table:style-name="ce17" office:value-type="string" calcext:value-type="string">
            <text:p>met en avant le BIO</text:p>
          </table:table-cell>
          <table:table-cell table:style-name="ce17" office:value-type="string" calcext:value-type="string">
            <text:p>détail de l’information (producteurs) de 1 à 10</text:p>
          </table:table-cell>
          <table:table-cell table:style-name="ce17" office:value-type="string" calcext:value-type="string">
            <text:p>possède une fiche perso producteur </text:p>
          </table:table-cell>
          <table:table-cell table:style-name="ce17" office:value-type="string" calcext:value-type="string">
            <text:p>Fiche producteur, détail de l’information de 1 à 10</text:p>
          </table:table-cell>
          <table:table-cell table:style-name="ce17" office:value-type="string" calcext:value-type="string">
            <text:p>solution tech cartographie</text:p>
          </table:table-cell>
          <table:table-cell table:style-name="ce17" office:value-type="string" calcext:value-type="string">
            <text:p>couverture carto locale détaillé</text:p>
          </table:table-cell>
          <table:table-cell table:style-name="ce17" office:value-type="string" calcext:value-type="string">
            <text:p>couverture carto nationale</text:p>
          </table:table-cell>
          <table:table-cell table:style-name="ce17" office:value-type="string" calcext:value-type="string">
            <text:p>exhaustivité producteurs de 0 à 10</text:p>
          </table:table-cell>
          <table:table-cell table:style-name="ce17" office:value-type="string" calcext:value-type="string">
            <text:p>open source</text:p>
          </table:table-cell>
          <table:table-cell table:style-name="ce17" office:value-type="string" calcext:value-type="string">
            <text:p>qualité de l’app de 1 à 10</text:p>
          </table:table-cell>
          <table:table-cell table:style-name="ce17" office:value-type="string" calcext:value-type="string">
            <text:p>compatible tablettes/smartphones</text:p>
          </table:table-cell>
          <table:table-cell table:style-name="ce17" office:value-type="string" calcext:value-type="string">
            <text:p>déotologie numérique</text:p>
          </table:table-cell>
          <table:table-cell table:style-name="ce17" office:value-type="string" calcext:value-type="string">
            <text:p>notions de circuits</text:p>
          </table:table-cell>
          <table:table-cell table:style-name="ce17" office:value-type="string" calcext:value-type="string">
            <text:p>notions d’entités lieux</text:p>
          </table:table-cell>
          <table:table-cell table:style-name="ce17" office:value-type="string" calcext:value-type="string">
            <text:p>Site d’intérêt pour CET</text:p>
          </table:table-cell>
          <table:table-cell table:style-name="ce17" office:value-type="string" calcext:value-type="string">
            <text:p>propriétaire (entreprise, association ect)</text:p>
          </table:table-cell>
          <table:table-cell table:style-name="ce17" office:value-type="string" calcext:value-type="string">
            <text:p>Défaut majeur</text:p>
          </table:table-cell>
          <table:table-cell table:style-name="ce36" office:value-type="string" calcext:value-type="string">
            <text:p>Originalité de l’annuaire</text:p>
          </table:table-cell>
          <table:table-cell table:style-name="ce17" table:number-columns-repeated="1002"/>
        </table:table-row>
        <table:table-row table:style-name="ro2">
          <table:table-cell table:style-name="ce2" office:value-type="string" calcext:value-type="string">
            <text:p>annuairedesproducteurs.fr</text:p>
          </table:table-cell>
          <table:table-cell table:style-name="ce10"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s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aire des producteurs</text:p>
            <text:p>Un service proposé par :</text:p>
            <text:p>AGENCE MD</text:p>
            <text:p>11 impasse juton - 44000 Nantes</text:p>
          </table:table-cell>
          <table:table-cell/>
          <table:table-cell office:value-type="string" calcext:value-type="string">
            <text:p>Blocks accordéons pour la saisie du questionnaire producteur.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www.manger-francais.com/</text:p>
          </table:table-cell>
          <table:table-cell table:style-name="ce10"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map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<text:a xlink:href="https://locavor.fr/" xlink:type="simple">https://locavor.fr/</text:a>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table:number-columns-repeated="2"/>
          <table:table-cell table:number-columns-repeated="2"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oui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ttp://www.mon-producteur.com/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table:number-columns-repeated="2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ttps://payssudtoulousain.fr/annuaire-des-producteur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<text:a xlink:href="https://www.mangeons-local.bzh/producteurs/" xlink:type="simple">https://www.mangeons-local.bzh/producteurs/</text:a></text:p>
          </table:table-cell>
          <table:table-cell office:value-type="string" calcext:value-type="string">
            <text:p>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m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Icons “Types de produits” dans la solution de cartographie. Icon Legume pour les maraichers, Icon Viande pour les éleverus ect.</text:p>
          </table:table-cell>
          <table:table-cell table:number-columns-repeated="1002"/>
        </table:table-row>
        <table:table-row table:style-name="ro4">
          <table:table-cell table:style-name="ce4" office:value-type="string" calcext:value-type="string">
            <text:p><text:span text:style-name="T1"><text:a xlink:href="http://www.agrobioperigord.fr/consommer-bio/index?libelleConsommateur%5B%5D=L%E9gumes&amp;page=1" xlink:type="simple">www.agrobioperigord.fr</text:a></text:span></text:p>
          </table:table-cell>
          <table:table-cell table:style-name="ce12" office:value-type="string" calcext:value-type="string">
            <text:p>loca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<text:span text:style-name="T1"><text:a xlink:href="https://www.bionouvelleaquitaine.com/wp-content/uploads/2019/01/Guide-Bio-Gironde-Landes-web.pdf" xlink:type="simple">www.bionouvelleaquitaine.com</text:a></text:span></text:p>
          </table:table-cell>
          <table:table-cell table:style-name="ce12" office:value-type="string" calcext:value-type="string">
            <text:p>local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0 n’est pas un annuaire</text:p>
          </table:table-cell>
          <table:table-cell table:number-columns-repeated="12"/>
          <table:table-cell office:value-type="string" calcext:value-type="string">
            <text:p>oui</text:p>
          </table:table-cell>
          <table:table-cell table:style-name="ce22" office:value-type="string" calcext:value-type="string">
            <text:p>fédération régionale d’agriculture biologique rassemble agriculteurs, producteurs bio et des acteurs opérateurs, institutionnels, économiques &amp; sociaux</text:p>
          </table:table-cell>
          <table:table-cell table:style-name="ce22"/>
          <table:table-cell table:number-columns-repeated="1003"/>
        </table:table-row>
        <table:table-row table:style-name="ro6">
          <table:table-cell table:style-name="ce6" office:value-type="string" calcext:value-type="string">
            <text:p><text:span text:style-name="T2"><text:a xlink:href="https://www.illicomesproduitslocaux.fr/ville/aquitaine/gironde/sainte-foy-la-grande/producteur.html" xlink:type="simple">www.illicomesproduitslocaux.fr/</text:a></text:span></text:p>
          </table:table-cell>
          <table:table-cell table:style-name="ce12" office:value-type="string" calcext:value-type="string">
            <text:p>nationa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Metric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Propose un sondage. Possède un forum. Carte nationale de type leboncoin.fr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<text:span text:style-name="T2"><text:a xlink:href="https://agrobioperigord.gogocarto.fr/annuaire#/carte/@44.81,0.39,10z?cat=all" xlink:type="simple">agrobioperigord.gogocarto.fr</text:a></text:span></text:p>
          </table:table-cell>
          <table:table-cell table:style-name="ce12" office:value-type="string" calcext:value-type="string">
            <text:p>local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OSM GoGoCarto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table:style-name="ce34" office:value-type="string" calcext:value-type="string">
            <text:p>Le réseau Bio Nouvelle-Aquitaine</text:p>
          </table:table-cell>
          <table:table-cell table:style-name="ce34"/>
          <table:table-cell table:number-columns-repeated="1003"/>
        </table:table-row>
        <table:table-row table:style-name="ro6">
          <table:table-cell table:style-name="ce5" office:value-type="string" calcext:value-type="string">
            <text:p><text:span text:style-name="T1"><text:a xlink:href="https://www.ledriveperigord.fr/?fbclid=IwAR18W16AgqRmbx8rLNEc6YO53fnKN1AlkRELsKYXWl7a70jhG5lgKnYs3Sw" xlink:type="simple">www.ledriveperigord.fr</text:a></text:span>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6" office:value-type="string" calcext:value-type="string">
            <text:p><text:span text:style-name="T2"><text:a xlink:href="https://www.nosproducteurschezvous.fr/les-producteurs/" xlink:type="simple">www.nosproducteurschezvous.fr</text:a></text:span>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6" office:value-type="string" calcext:value-type="string">
            <text:p><text:span text:style-name="T2"><text:a xlink:href="https://annuaire.agencebio.org/liste?q=&amp;lat=44.8533&amp;lng=-0.044315&amp;produit=&amp;nom=&amp;activite=&amp;categorie=&amp;filtrer=VenteDetail&amp;location=Castillon-la-Bataille,%20Nouvelle-Aquitaine,%20France&amp;page=2" xlink:type="simple">https://annuaire.agencebio.org/</text:a></text:span></text:p>
          </table:table-cell>
          <table:table-cell table:style-name="ce12"/>
          <table:table-cell table:number-columns-repeated="1022"/>
        </table:table-row>
        <table:table-row table:style-name="ro7">
          <table:table-cell table:style-name="ce5" office:value-type="string" calcext:value-type="string">
            <text:p><text:span text:style-name="T1"><text:a xlink:href="https://www.producteurs-girondins.fr/" xlink:type="simple">https://www.producteurs-girondins.fr/</text:a></text:span></text:p>
          </table:table-cell>
          <table:table-cell table:style-name="ce12" office:value-type="string" calcext:value-type="string">
            <text:p>local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map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style-name="ce35" office:value-type="string" calcext:value-type="string">
            <text:p><text:a xlink:href="https://www.mediacrossing.fr/" xlink:type="simple">https://www.mediacrossing.fr/</text:a>, agence digitale privée.</text:p>
          </table:table-cell>
          <table:table-cell table:style-name="ce35" office:value-type="string" calcext:value-type="string">
            <text:p>Développé par une agenge privée, utilise Google pour le questionnaire producteur…</text:p>
          </table:table-cell>
          <table:table-cell table:number-columns-repeated="1003"/>
        </table:table-row>
        <table:table-row table:style-name="ro6">
          <table:table-cell table:style-name="ce7" office:value-type="string" calcext:value-type="string">
            <text:p><text:span text:style-name="T3"><text:a xlink:href="https://manger-ecolocal.fr/" xlink:type="simple">https://manger-ecolocal.fr/</text:a></text:span><text:span text:style-name="T3"> </text:span></text:p>
          </table:table-cell>
          <table:table-cell table:style-name="ce19"/>
          <table:table-cell table:number-columns-repeated="1022"/>
        </table:table-row>
        <table:table-row table:style-name="ro6">
          <table:table-cell table:style-name="ce6" office:value-type="string" calcext:value-type="string">
            <text:p><text:span text:style-name="T2"><text:a xlink:href="https://www.nosproducteurschezvous.fr/les-producteurs/" xlink:type="simple">www.nosproducteurschezvous.fr</text:a></text:span></text:p>
          </table:table-cell>
          <table:table-cell table:number-columns-repeated="1023"/>
        </table:table-row>
        <table:table-row table:style-name="ro4">
          <table:table-cell table:style-name="ce8" office:value-type="string" calcext:value-type="string">
            <text:p><text:a xlink:href="http://www.toutfraistoutpres.com/" xlink:type="simple">http://www.toutfraistoutpres.com/</text:a></text:p>
          </table:table-cell>
          <table:table-cell table:style-name="ce20"/>
          <table:table-cell table:number-columns-repeated="1022"/>
        </table:table-row>
        <table:table-row table:style-name="ro4">
          <table:table-cell table:style-name="ce8" office:value-type="string" calcext:value-type="string">
            <text:p><text:a xlink:href="https://www.drive-fermier.fr/33/partenaires" xlink:type="simple">https://www.drive-fermier.fr/33/partenaires</text:a></text:p>
          </table:table-cell>
          <table:table-cell table:style-name="ce20"/>
          <table:table-cell table:number-columns-repeated="1022"/>
        </table:table-row>
        <table:table-row table:style-name="ro4">
          <table:table-cell table:style-name="ce8" office:value-type="string" calcext:value-type="string">
            <text:p><text:a xlink:href="https://www.lacourgette.org/" xlink:type="simple">https://www.lacourgette.org</text:a></text:p>
          </table:table-cell>
          <table:table-cell table:style-name="ce20"/>
          <table:table-cell table:number-columns-repeated="1022"/>
        </table:table-row>
        <table:table-row table:style-name="ro4">
          <table:table-cell table:style-name="ce8" office:value-type="string" calcext:value-type="string">
            <text:p><text:a xlink:href="https://www.producteurs-haute-gironde.fr/index.php/produits-producteurs-haute-gironde/9-producteurs-circuits-courts-haute-gironde" xlink:type="simple">https://www.producteurs-haute-gironde.fr/</text:a></text:p>
          </table:table-cell>
          <table:table-cell table:style-name="ce20" office:value-type="string" calcext:value-type="string">
            <text:p>local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map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n</text:p>
          </table:table-cell>
          <table:table-cell table:style-name="ce34" office:value-type="string" calcext:value-type="string">
            <text:p><text:a xlink:href="http://www.pays-hautegironde.fr/" xlink:type="simple">www.pays-hautegironde.fr</text:a></text:p>
          </table:table-cell>
          <table:table-cell office:value-type="string" calcext:value-type="string">
            <text:p>ne s’adapte pas aux petits écrans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<text:a xlink:href="https://plateforme.produits-locaux-nouvelle-aquitaine.fr/?email&amp;entry_id=313764&amp;utm_source=Adhérents%202017%20au%2030%2F01%2F2018&amp;utm_campaign=c504ae2b7f-EMAIL_CAMPAIGN_2017_11_10_COPY_01&amp;utm_medium=email&amp;utm_term=0_500ca0c57f-c504ae2b7f-121135461" xlink:type="simple">https://plateforme.produits-locaux-nouvelle-aquitaine.fr/</text:a></text:p>
          </table:table-cell>
          <table:table-cell table:style-name="ce20"/>
          <table:table-cell table:number-columns-repeated="1022"/>
        </table:table-row>
        <table:table-row table:style-name="ro4">
          <table:table-cell table:style-name="ce8" office:value-type="string" calcext:value-type="string">
            <text:p><text:a xlink:href="https://www.agglo-rochefortocean.fr/annuaire-des-producteurs-locaux" xlink:type="simple">https://www.agglo-rochefortocean.fr/annuaire-des-producteurs-locaux</text:a></text:p>
          </table:table-cell>
          <table:table-cell table:style-name="ce20"/>
          <table:table-cell table:number-columns-repeated="1022"/>
        </table:table-row>
        <table:table-row table:style-name="ro4">
          <table:table-cell table:style-name="ce8" office:value-type="string" calcext:value-type="string">
            <text:p><text:a xlink:href="https://www.bienvenue-a-la-ferme.com/recherche/produits-fermiers/2651" xlink:type="simple">https://www.bienvenue-a-la-ferme.com</text:a></text:p>
          </table:table-cell>
          <table:table-cell table:style-name="ce20"/>
          <table:table-cell table:number-columns-repeated="1022"/>
        </table:table-row>
        <table:table-row table:style-name="ro4">
          <table:table-cell table:style-name="ce8" office:value-type="string" calcext:value-type="string">
            <text:p><text:a xlink:href="https://manger-ecolocal.fr/" xlink:type="simple">https://manger-ecolocal.fr/</text:a></text:p>
          </table:table-cell>
          <table:table-cell table:style-name="ce20" office:value-type="string" calcext:value-type="string">
            <text:p>nationa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map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irtable : cloud collaboration service headquartered in San Francisco. It was founded in 2012 by Howie Liu</text:p>
          </table:table-cell>
          <table:table-cell table:number-columns-repeated="100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07:38:16.012045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0:45:02.022423237</meta:creation-date>
    <dc:date>2020-07-15T07:58:41.348866687</dc:date>
    <meta:editing-duration>PT3H17M32S</meta:editing-duration>
    <meta:editing-cycles>63</meta:editing-cycles>
    <meta:generator>LibreOffice/6.0.7.3$Linux_X86_64 LibreOffice_project/00m0$Build-3</meta:generator>
    <meta:document-statistic meta:table-count="1" meta:cell-count="251" meta:object-count="0"/>
  </office:meta>
</office:document-meta>
</file>